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F4000001F447E427CB47E6B8D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5.30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  <style:text-properties style:font-name="Montserrat" style:font-name-asian="Montserrat1" style:font-name-complex="Montserrat1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style:font-name="Montserrat" fo:font-size="16pt" fo:font-weight="bold" style:font-name-asian="Montserrat1" style:font-size-asian="16pt" style:font-weight-asian="bold" style:font-name-complex="Montserrat1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background-color="#ffffff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style:font-size-asian="9pt" style:font-size-complex="9pt" fo:background-color="#00ff00"/>
    </style:style>
    <style:style style:name="T7" style:family="text">
      <style:text-properties fo:font-size="9pt" fo:background-color="#93c47d" loext:char-shading-value="0" style:font-size-asian="9pt" style:font-size-complex="9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LENDA INDÍGENA</text:span></text:p>
      <text:p text:style-name="Standard"><text:span text:style-name="T1">BR_A criação da </text:span><text:span text:style-name="T1"><office:annotation office:name="__Annotation__5_2463573884"><dc:creator>Português Acústico</dc:creator><dc:date>2021-04-04T15:39:26</dc:date><text:p><text:span text:style-name="T8">Linda lenda! S.</text:span></text:p></office:annotation></text:span><text:span text:style-name="T1">noite</text:span><office:annotation-end office:name="__Annotation__5_2463573884"/>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text:span text:style-name="T2">Faixa</text:span>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><text:span text:style-name="T3">1</text:span></text:p>
          </table:table-cell>
          <table:table-cell table:style-name="Table3.A1" office:value-type="string">
            <text:p text:style-name="P7">No princípio, a noite e os animais não existiam. Havia apenas árvores, plantas e pessoas.</text:p>
            <text:p text:style-name="P7"/>
            <text:p text:style-name="P7">O dia durava para sempre, os índios só trabalhavam, não conseguiam dormir bem e estavam muito cansados. Era muito quente e as folhas das árvores estavam muito secas.</text:p>
            <text:p text:style-name="P7"/>
            <text:p text:style-name="P7"><text:span text:style-name="T4">No fundo do rio, vivia uma feiticeira poderosa, a Cobra Grande, que guardava a noite dentro de um coco Tucumã, uma fruta típica da Amazônia. </text:span><office:annotation office:name="__Annotation__20_2463573884"><dc:creator>Português Acústico</dc:creator><dc:date>2021-04-04T15:39:43</dc:date><text:p><text:span text:style-name="T8">:D</text:span></text:p></office:annotation><office:annotation office:name="__Annotation__18_2463573884"><dc:creator>Português Acústico</dc:creator><dc:date>2021-04-04T10:41:54</dc:date><text:p><text:span text:style-name="T8">M: Perfeito, obrigada!</text:span></text:p></office:annotation><office:annotation office:name="__Annotation__16_2463573884"><dc:creator>Português Acústico</dc:creator><dc:date>2021-03-31T19:00:35</dc:date><text:p><text:span text:style-name="T8">Espero nao estar a invadir demasiado a liberdade de autora XD</text:span></text:p><text:p><text:span text:style-name="T8">a imagem do fundo do rio é bastante forte. se calhar fica melhor inverter a frase, porque suscita mais imagens na mente do leitor:    no fundo do rio, dentro de um coco Tucumã, uma fruta típica da Amazônia, havia uma feiticeira poderosa, a Cobra Grande, que guardava a noite.   -  O que acham?</text:span></text:p></office:annotation>(*)<office:annotation-end office:name="__Annotation__16_2463573884"/><office:annotation-end office:name="__Annotation__18_2463573884"/><office:annotation-end office:name="__Annotation__20_2463573884"/>.</text:p>
            <text:p text:style-name="P7"/>
            <text:p text:style-name="P7">A Cobra Grande tinha uma filha muito linda, uma índia feiticeira, muito bondosa, que se casou com o filho do chefe da aldeia. Ela não gostava de ver o marido e os outros índios muito cansados, sofrendo muito. Então, ela teve a ideia de pedir para a sua mãe, a Cobra Grande, a noite como presente de casamento. Sua mãe nunca recusou os seus pedidos.</text:p>
            <text:p text:style-name="P7"/>
            <text:p text:style-name="P7">Imediatamente, seu marido pediu a três índios para buscar o coco Tucumã. Então, eles foram de barco, mesmo apavorados, pois todos tinham medo da Cobra Grande.</text:p>
            <text:p text:style-name="P7"/>
            <text:p text:style-name="P7">Depois de remar muito, chegaram na parte mais funda do rio e de repente, a Cobra Grande apareceu. Eles disseram que a filha dela queria o coco de Tucumã. Ela não gostou muito da ideia de dar o coco para eles, mas não podia recusar o pedido da sua filha.</text:p>
            <text:p text:style-name="P7"/>
            <text:p text:style-name="P7">A Cobra Grande entregou o coco para os índios e disse que só a filha poderia abri-lo. Caso contrário, o mundo ficaria na escuridão para sempre.</text:p>
            <text:p text:style-name="P7"/>
            <text:p text:style-name="P7">Os índios remaram de volta para a aldeia e começaram a ouvir ruídos estranhos de dentro do coco. Eles estavam muito curiosos para ver a noite. Desobedeceram as recomendações da Cobra Grande e abriram o coco. De repente, tudo ficou escuro e não conseguiam ver mais nada. A escuridão e os animais que estavam presos dentro do coco, escaparam. </text:p>
            <text:p text:style-name="P7"/>
            <text:p text:style-name="P7">E agora? Como resolver esta situação? Você se lembra que a filha da Cobra Grande também era uma feiticeira? Pois bem, ela arrancou um fio do seu cabelo e com ele, riscou o céu, separando a noite do dia. Depois pegou um outro fio de cabelo, colocou um pó branco e criou um pássaro que canta no nascer do dia. Em seguida, pegou outro fio de cabelo, o juntou às cinzas da fogueira e criou um pássaro que canta ao anoitecer.</text:p>
            <text:p text:style-name="P7"/>
            <text:p text:style-name="P7">Os três índios voltaram para a aldeia e, como castigo, a índia os transformou em macacos e eles subiram <office:annotation office:name="__Annotation__39_2463573884"><dc:creator>Português Acústico</dc:creator><dc:date>2021-04-04T15:39:58</dc:date><text:p><text:span text:style-name="T8">Sim, eu também. S.</text:span></text:p></office:annotation><office:annotation office:name="__Annotation__37_2463573884"><dc:creator>Português Acústico</dc:creator><dc:date>2021-03-31T18:57:05</dc:date><text:p><text:span text:style-name="T8">só para ficar mais claro acrescentaria "eles"</text:span></text:p></office:annotation>(*)<office:annotation-end office:name="__Annotation__37_2463573884"/><office:annotation-end office:name="__Annotation__39_2463573884"/> nas árvores.</text:p>
            <text:p text:style-name="P7"/>
          </table:table-cell>
        </table:table-row>
        <table:table-row table:style-name="Table3.1">
          <table:table-cell table:style-name="Table3.A1" office:value-type="string">
            <text:p text:style-name="P2"><text:span text:style-name="T3">2</text:span></text:p>
          </table:table-cell>
          <table:table-cell table:style-name="Table3.A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2"><text:span text:style-name="T3">3</text:span></text:p>
          </table:table-cell>
          <table:table-cell table:style-name="Table3.A1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2701in" fo:margin-top="0in" fo:margin-bottom="0in" table:align="center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1pt solid #ffffff" fo:border-right="1pt solid #ffffff" fo:border-top="1pt solid #ffffff" fo:border-bottom="1pt solid #000000"/>
    </style:style>
    <style:style style:name="Table2" style:family="table">
      <style:table-properties style:width="6.2701in" fo:margin-top="0in" fo:margin-bottom="0in" table:align="center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1pt solid #ffffff" fo:border-right="1pt solid #ffffff" fo:border-top="1pt solid #000000" fo:border-bottom="1pt solid #ffffff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text-align="start" style:justify-single-word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background-color="#93c47d" loext:char-shading-value="0" style:font-size-asian="9pt" style:font-size-complex="9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3"><text:span text:style-name="MT1">Estado:</text:span><text:span text:style-name="MT2"> </text:span></text:p>
            </table:table-cell>
          </table:table-row>
        </table:table>
        <text:p text:style-name="MP1"><draw:frame draw:style-name="Mfr1" draw:name="image1.png" text:anchor-type="char" svg:x="2.6492in" svg:y="-0.8992in" svg:width="0.9673in" svg:height="0.9673in" draw:z-index="0"><draw:image xlink:href="Pictures/10000201000001F4000001F447E427CB47E6B8DA.png" xlink:type="simple" xlink:show="embed" xlink:actuate="onLoad" loext:mime-type="image/png"/></draw:frame></text:p>
      </style:header>
      <style:footer>
        <text:p text:style-name="Standard"/>
        <text:p text:style-name="MP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<text:page-number text:select-page="current">0</text:page-number></text:p>
            </table:table-cell>
          </table:table-row>
        </table:table>
        <text:p text:style-name="MP4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1" meta:paragraph-count="18" meta:word-count="410" meta:character-count="2234" meta:non-whitespace-character-count="1840"/>
    <meta:generator>LibreOfficeDev/6.0.5.2$Linux_X86_64 LibreOffice_project/</meta:generator>
  </office:meta>
</office:document-meta>
</file>